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gr1" style:family="graphic">
      <style:graphic-properties draw:stroke="none" svg:stroke-color="#3465a4" draw:fill="solid" draw:fill-color="#ef413d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ef413d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56.06pt" svg:height="200.27pt" svg:x="234.51pt" svg:y="13.07pt">
            <draw:object draw:notify-on-update-of-ranges="Feuille1.A4:Feuille1.A11 Feuille1.B3:Feuille1.B3 Feuille1.B4:Feuille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53.76pt" svg:height="198.99pt" svg:x="594.31pt" svg:y="12.76pt">
            <draw:object draw:notify-on-update-of-ranges="Feuille1.A4:Feuille1.A11 Feuille1.C3:Feuille1.C3 Feuille1.C4:Feuille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361.45pt" svg:height="203.3pt" svg:x="240.66pt" svg:y="225.35pt">
            <draw:object draw:notify-on-update-of-ranges="Feuille1.A17:Feuille1.A23 Feuille1.B16:Feuille1.B16 Feuille1.B17:Feuille1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369.04pt" svg:height="207.58pt" svg:x="222.24pt" svg:y="442.86pt">
            <draw:object draw:notify-on-update-of-ranges="Feuille1.A37:Feuille1.A52 Feuille1.B36:Feuille1.B36 Feuille1.B37:Feuille1.B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382.65pt" svg:height="215.23pt" svg:x="213.56pt" svg:y="686.72pt">
            <draw:object draw:notify-on-update-of-ranges="Feuille1.A56:Feuille1.A71 Feuille1.B55:Feuille1.B55 Feuille1.B56:Feuille1.B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Script : </text:p>
          </table:table-cell>
          <table:table-cell table:style-name="Default" office:value-type="string" calcext:value-type="string">
            <text:p>DecisionTree(classification, gini)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t learn (ms)</text:p>
          </table:table-cell>
          <table:table-cell table:style-name="ce1" office:value-type="string" calcext:value-type="string">
            <text:p>dt predict (ms)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8" calcext:value-type="float">
            <text:p>1508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228" calcext:value-type="float">
            <text:p>322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4250" calcext:value-type="float">
            <text:p>425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185" calcext:value-type="float">
            <text:p>5185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6196" calcext:value-type="float">
            <text:p>6196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301" calcext:value-type="float">
            <text:p>7301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50" calcext:value-type="float">
            <text:p>92650</text:p>
          </table:table-cell>
          <table:table-cell office:value-type="float" office:value="8576" calcext:value-type="float">
            <text:p>8576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 table:number-rows-repeated="3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Sur 1 nœud (12 cores)</text:p>
          </table:table-cell>
          <table:covered-table-cell/>
          <table:table-cell table:style-name="ce3"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learn (m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2" calcext:value-type="float">
            <text:p>8832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12" calcext:value-type="float">
            <text:p>5112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7" calcext:value-type="float">
            <text:p>3857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31" calcext:value-type="float">
            <text:p>3331</text:p>
          </table:table-cell>
          <table:table-cell table:style-name="ce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39" calcext:value-type="float">
            <text:p>3039</text:p>
          </table:table-cell>
          <table:table-cell table:style-name="ce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8" calcext:value-type="float">
            <text:p>2838</text:p>
          </table:table-cell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14" calcext:value-type="float">
            <text:p>3914</text:p>
          </table:table-cell>
          <table:table-cell table:style-name="ce3"/>
        </table:table-row>
        <table:table-row table:style-name="ro1" table:number-rows-repeated="1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Sur 3 nœuds (36 cores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learn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70" calcext:value-type="float">
            <text:p>97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0" calcext:value-type="float">
            <text:p>53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21" calcext:value-type="float">
            <text:p>34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6" calcext:value-type="float">
            <text:p>27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35" calcext:value-type="float">
            <text:p>26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6" calcext:value-type="float">
            <text:p>25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3" calcext:value-type="float">
            <text:p>24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95" calcext:value-type="float">
            <text:p>2695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Sur 9 nœuds (36 cores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learn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42" calcext:value-type="float">
            <text:p>266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93" calcext:value-type="float">
            <text:p>131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49" calcext:value-type="float">
            <text:p>94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16" calcext:value-type="float">
            <text:p>7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1" calcext:value-type="float">
            <text:p>54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39" calcext:value-type="float">
            <text:p>49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93" calcext:value-type="float">
            <text:p>45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83" calcext:value-type="float">
            <text:p>55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08" calcext:value-type="float">
            <text:p>47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66" calcext:value-type="float">
            <text:p>426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05" calcext:value-type="float">
            <text:p>35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3" calcext:value-type="float">
            <text:p>35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09:14:59.978138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8:37:55.444722704</meta:creation-date>
    <dc:date>2018-11-26T09:41:27.583921880</dc:date>
    <meta:editing-duration>PT1H33M18S</meta:editing-duration>
    <meta:editing-cycles>5</meta:editing-cycles>
    <meta:generator>LibreOffice/6.0.6.2$Linux_X86_64 LibreOffice_project/00m0$Build-2</meta:generator>
    <meta:document-statistic meta:table-count="1" meta:cell-count="1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58220" draw:fill-color="#f582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62cm" svg:height="7.066cm" xlink:href=".." xlink:type="simple" chart:class="chart:scatter" chart:style-name="ch1">
        <chart:legend chart:legend-position="end" svg:x="9.287cm" svg:y="3.234cm" style:legend-expansion="high" chart:style-name="ch2"/>
        <chart:plot-area chart:style-name="ch3" table:cell-range-address="Feuille1.A4:Feuille1.B11 Feuille1.B3:Feuille1.B3" chart:data-source-has-labels="row" svg:x="0.251cm" svg:y="0.141cm" svg:width="8.785cm" svg:height="6.784cm">
          <chartooo:coordinate-region svg:x="1.243cm" svg:y="0.34cm" svg:width="7.051cm" svg:height="5.9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4:Feuille1.B11" chart:label-cell-address="Feuille1.B3:Feuille1.B3" chart:class="chart:scatter">
            <chart:domain table:cell-range-address="Feuille1.A4:Feuille1.A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t learn (ms)</text:p>
                <draw:g>
                  <svg:desc>Feuille1.B3:Feuille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Feuille1.A4:Feuille1.A11</svg:desc>
                </draw:g>
              </table:table-cell>
              <table:table-cell office:value-type="float" office:value="1508">
                <text:p>1508</text:p>
                <draw:g>
                  <svg:desc>Feuille1.B4:Feui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0">
                <text:p>3750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">
                <text:p>62500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0">
                <text:p>7500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50">
                <text:p>92650</text:p>
              </table:table-cell>
              <table:table-cell office:value-type="float" office:value="8576">
                <text:p>8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81cm" svg:height="7.021cm" xlink:href=".." xlink:type="simple" chart:class="chart:scatter" chart:style-name="ch1">
        <chart:legend chart:legend-position="end" svg:x="8.914cm" svg:y="3.211cm" style:legend-expansion="high" chart:style-name="ch2"/>
        <chart:plot-area chart:style-name="ch3" table:cell-range-address="Feuille1.A4:Feuille1.A11 Feuille1.C3:Feuille1.C11" chart:data-source-has-labels="row" svg:x="-0.244cm" svg:y="0.123cm" svg:width="9.391cm" svg:height="6.916cm">
          <chartooo:coordinate-region svg:x="0.377cm" svg:y="0.322cm" svg:width="8.213cm" svg:height="6.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4:Feuille1.C11" chart:label-cell-address="Feuille1.C3:Feuille1.C3" chart:class="chart:scatter">
            <chart:domain table:cell-range-address="Feuille1.A4:Feuille1.A11"/>
            <chart:data-point chart:repeated="2"/>
            <chart:data-point chart:style-name="ch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t predict (ms)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Feuille1.A4:Feuille1.A11</svg:desc>
                </draw:g>
              </table:table-cell>
              <table:table-cell office:value-type="float" office:value="7">
                <text:p>7</text:p>
                <draw:g>
                  <svg:desc>Feuille1.C4:Feui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0">
                <text:p>37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">
                <text:p>62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0">
                <text:p>75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50">
                <text:p>9265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58220" draw:fill-color="#f582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52cm" svg:height="7.173cm" xlink:href=".." xlink:type="simple" chart:class="chart:scatter" chart:style-name="ch1">
        <chart:legend chart:legend-position="end" svg:x="9.477cm" svg:y="3.287cm" style:legend-expansion="high" chart:style-name="ch2"/>
        <chart:plot-area chart:style-name="ch3" table:cell-range-address="Feuille1.A17:Feuille1.B23 Feuille1.B16:Feuille1.B16" chart:data-source-has-labels="row" svg:x="0.255cm" svg:y="0.143cm" svg:width="8.967cm" svg:height="6.887cm">
          <chartooo:coordinate-region svg:x="1.247cm" svg:y="0.343cm" svg:width="7.603cm" svg:height="6.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7:Feuille1.B23" chart:label-cell-address="Feuille1.B16:Feuille1.B16" chart:class="chart:scatter">
            <chart:domain table:cell-range-address="Feuille1.A17:Feuille1.A23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t learn (ms)</text:p>
                <draw:g>
                  <svg:desc>Feuille1.B16:Feuille1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7:Feuille1.A23</svg:desc>
                </draw:g>
              </table:table-cell>
              <table:table-cell office:value-type="float" office:value="8832">
                <text:p>8832</text:p>
                <draw:g>
                  <svg:desc>Feuille1.B17:Feuille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914">
                <text:p>3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58220" draw:fill-color="#f582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2cm" svg:height="7.324cm" xlink:href=".." xlink:type="simple" chart:class="chart:scatter" chart:style-name="ch1">
        <chart:legend chart:legend-position="end" svg:x="9.745cm" svg:y="3.363cm" style:legend-expansion="high" chart:style-name="ch2"/>
        <chart:plot-area chart:style-name="ch3" table:cell-range-address="Feuille1.A37:Feuille1.B52 Feuille1.B36:Feuille1.B36" chart:data-source-has-labels="row" svg:x="0.26cm" svg:y="0.146cm" svg:width="9.225cm" svg:height="7.032cm">
          <chartooo:coordinate-region svg:x="1.252cm" svg:y="0.345cm" svg:width="7.861cm" svg:height="6.1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37:Feuille1.B52" chart:label-cell-address="Feuille1.B36:Feuille1.B36" chart:class="chart:scatter">
            <chart:domain table:cell-range-address="Feuille1.A37:Feuille1.A5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t learn (ms)</text:p>
                <draw:g>
                  <svg:desc>Feuille1.B36:Feuille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37:Feuille1.A52</svg:desc>
                </draw:g>
              </table:table-cell>
              <table:table-cell office:value-type="float" office:value="9770">
                <text:p>9770</text:p>
                <draw:g>
                  <svg:desc>Feuille1.B37:Feuille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695">
                <text:p>26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58220" draw:fill-color="#f582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cm" svg:height="7.594cm" xlink:href=".." xlink:type="simple" chart:class="chart:scatter" chart:style-name="ch1">
        <chart:legend chart:legend-position="end" svg:x="10.225cm" svg:y="3.498cm" style:legend-expansion="high" chart:style-name="ch2"/>
        <chart:plot-area chart:style-name="ch3" table:cell-range-address="Feuille1.A56:Feuille1.B71 Feuille1.B55:Feuille1.B55" chart:data-source-has-labels="row" svg:x="0.27cm" svg:y="0.151cm" svg:width="9.685cm" svg:height="7.292cm">
          <chartooo:coordinate-region svg:x="1.447cm" svg:y="0.35cm" svg:width="8.321cm" svg:height="6.4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56:Feuille1.B71" chart:label-cell-address="Feuille1.B55:Feuille1.B55" chart:class="chart:scatter">
            <chart:domain table:cell-range-address="Feuille1.A56:Feuille1.A71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t learn (ms)</text:p>
                <draw:g>
                  <svg:desc>Feuille1.B55:Feuille1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56:Feuille1.A71</svg:desc>
                </draw:g>
              </table:table-cell>
              <table:table-cell office:value-type="float" office:value="26642">
                <text:p>26642</text:p>
                <draw:g>
                  <svg:desc>Feuille1.B56:Feuille1.B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449">
                <text:p>9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583">
                <text:p>5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4266">
                <text:p>4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563">
                <text:p>35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